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51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1dC1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7809">
            <text:p>0.7809</text:p>
          </table:table-cell>
          <table:table-cell office:value-type="string">
            <text:p>xgbLinear</text:p>
          </table:table-cell>
          <table:table-cell office:value-type="string">
            <text:p>xgbLinear</text:p>
          </table:table-cell>
          <table:table-cell table:number-columns-repeated="5"/>
        </table:table-row>
        <table:table-row table:style-name="ro1">
          <table:table-cell office:value-type="string">
            <text:p>1dC1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89585">
            <text:p>0.89585</text:p>
          </table:table-cell>
          <table:table-cell office:value-type="string">
            <text:p>xgbLinear</text:p>
          </table:table-cell>
          <table:table-cell table:number-columns-repeated="6"/>
        </table:table-row>
        <table:table-row table:style-name="ro1">
          <table:table-cell office:value-type="string">
            <text:p>basic latent features</text:p>
          </table:table-cell>
          <table:table-cell office:value-type="float" office:value="77">
            <text:p>77</text:p>
          </table:table-cell>
          <table:table-cell office:value-type="string">
            <text:p>nzv</text:p>
          </table:table-cell>
          <table:table-cell office:value-type="float" office:value="0.95">
            <text:p>0.95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elm</text:p>
          </table:table-cell>
        </table:table-row>
        <table:table-row table:style-name="ro1">
          <table:table-cell office:value-type="string">
            <text:p>basic latent features</text:p>
          </table:table-cell>
          <table:table-cell office:value-type="float" office:value="57">
            <text:p>57</text:p>
          </table:table-cell>
          <table:table-cell office:value-type="string">
            <text:p>oncol</text:p>
          </table:table-cell>
          <table:table-cell office:value-type="float" office:value="0.95">
            <text:p>0.95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</table:table-row>
        <table:table-row table:style-name="ro1">
          <table:table-cell office:value-type="string">
            <text:p>C1^-C2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4446">
            <text:p>0.4446</text:p>
          </table:table-cell>
          <table:table-cell office:value-type="string">
            <text:p>bagEarth</text:p>
          </table:table-cell>
          <table:table-cell table:number-columns-repeated="6"/>
        </table:table-row>
        <table:table-row table:style-name="ro1">
          <table:table-cell office:value-type="string">
            <text:p>C1^-C2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494">
            <text:p>0.494</text:p>
          </table:table-cell>
          <table:table-cell office:value-type="string">
            <text:p>ppr</text:p>
          </table:table-cell>
          <table:table-cell table:number-columns-repeated="6"/>
        </table:table-row>
        <table:table-row table:style-name="ro1">
          <table:table-cell office:value-type="string">
            <text:p>colinerity middle is correct</text:p>
          </table:table-cell>
          <table:table-cell office:value-type="float" office:value="58">
            <text:p>58</text:p>
          </table:table-cell>
          <table:table-cell office:value-type="string">
            <text:p>nzv</text:p>
          </table:table-cell>
          <table:table-cell office:value-type="float" office:value="0.8075">
            <text:p>0.8075</text:p>
          </table:table-cell>
          <table:table-cell office:value-type="string">
            <text:p>bayesglm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bridge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</table:table-row>
        <table:table-row table:style-name="ro1">
          <table:table-cell office:value-type="string">
            <text:p>colinerity middle is correct</text:p>
          </table:table-cell>
          <table:table-cell office:value-type="float" office:value="48">
            <text:p>48</text:p>
          </table:table-cell>
          <table:table-cell office:value-type="string">
            <text:p>oncol</text:p>
          </table:table-cell>
          <table:table-cell office:value-type="float" office:value="0.77425">
            <text:p>0.77425</text:p>
          </table:table-cell>
          <table:table-cell office:value-type="string">
            <text:p>bagEarth</text:p>
          </table:table-cell>
          <table:table-cell office:value-type="string">
            <text:p>bayesglm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</table:table-row>
        <table:table-row table:style-name="ro1">
          <table:table-cell office:value-type="string">
            <text:p>colinerity unnecessary</text:p>
          </table:table-cell>
          <table:table-cell office:value-type="float" office:value="67">
            <text:p>67</text:p>
          </table:table-cell>
          <table:table-cell office:value-type="string">
            <text:p>nzv</text:p>
          </table:table-cell>
          <table:table-cell office:value-type="float" office:value="0.95">
            <text:p>0.95</text:p>
          </table:table-cell>
          <table:table-cell office:value-type="string">
            <text:p>avNNet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blassoAveraged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</table:table-row>
        <table:table-row table:style-name="ro1">
          <table:table-cell office:value-type="string">
            <text:p>colinerity unnecessary</text:p>
          </table:table-cell>
          <table:table-cell office:value-type="float" office:value="51">
            <text:p>51</text:p>
          </table:table-cell>
          <table:table-cell office:value-type="string">
            <text:p>oncol</text:p>
          </table:table-cell>
          <table:table-cell office:value-type="float" office:value="0.95">
            <text:p>0.95</text:p>
          </table:table-cell>
          <table:table-cell office:value-type="string">
            <text:p>avNNet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</table:table-row>
        <table:table-row table:style-name="ro1">
          <table:table-cell office:value-type="string">
            <text:p>just random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12065">
            <text:p>0.12065</text:p>
          </table:table-cell>
          <table:table-cell office:value-type="string">
            <text:p>evtree</text:p>
          </table:table-cell>
          <table:table-cell table:number-columns-repeated="6"/>
        </table:table-row>
        <table:table-row table:style-name="ro1">
          <table:table-cell office:value-type="string">
            <text:p>log(C1)</text:p>
          </table:table-cell>
          <table:table-cell office:value-type="float" office:value="8">
            <text:p>8</text:p>
          </table:table-cell>
          <table:table-cell office:value-type="string">
            <text:p>nzv</text:p>
          </table:table-cell>
          <table:table-cell office:value-type="float" office:value="0.89965">
            <text:p>0.89965</text:p>
          </table:table-cell>
          <table:table-cell office:value-type="string">
            <text:p>cubist</text:p>
          </table:table-cell>
          <table:table-cell office:value-type="string">
            <text:p>ranger</text:p>
          </table:table-cell>
          <table:table-cell office:value-type="string">
            <text:p>RRF</text:p>
          </table:table-cell>
          <table:table-cell office:value-type="string">
            <text:p>RRFglobal</text:p>
          </table:table-cell>
          <table:table-cell office:value-type="string">
            <text:p>xgbLinear</text:p>
          </table:table-cell>
          <table:table-cell office:value-type="string">
            <text:p>cubist</text:p>
          </table:table-cell>
          <table:table-cell office:value-type="string">
            <text:p>RRF</text:p>
          </table:table-cell>
        </table:table-row>
        <table:table-row table:style-name="ro1">
          <table:table-cell office:value-type="string">
            <text:p>log(C1)</text:p>
          </table:table-cell>
          <table:table-cell office:value-type="float" office:value="6">
            <text:p>6</text:p>
          </table:table-cell>
          <table:table-cell office:value-type="string">
            <text:p>oncol</text:p>
          </table:table-cell>
          <table:table-cell office:value-type="float" office:value="0.93005">
            <text:p>0.93005</text:p>
          </table:table-cell>
          <table:table-cell office:value-type="string">
            <text:p>cubist</text:p>
          </table:table-cell>
          <table:table-cell office:value-type="string">
            <text:p>ranger</text:p>
          </table:table-cell>
          <table:table-cell office:value-type="string">
            <text:p>Rborist</text:p>
          </table:table-cell>
          <table:table-cell office:value-type="string">
            <text:p>rf</text:p>
          </table:table-cell>
          <table:table-cell office:value-type="string">
            <text:p>RRFglobal</text:p>
          </table:table-cell>
          <table:table-cell office:value-type="string">
            <text:p>xgbLinear</text:p>
          </table:table-cell>
          <table:table-cell/>
        </table:table-row>
        <table:table-row table:style-name="ro1">
          <table:table-cell office:value-type="string">
            <text:p>mean subtraction in each row</text:p>
          </table:table-cell>
          <table:table-cell office:value-type="float" office:value="46">
            <text:p>46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bayesglm</text:p>
          </table:table-cell>
          <table:table-cell office:value-type="string">
            <text:p>blasso</text:p>
          </table:table-cell>
          <table:table-cell office:value-type="string">
            <text:p>bridge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cvEarth</text:p>
          </table:table-cell>
          <table:table-cell office:value-type="string">
            <text:p>glm</text:p>
          </table:table-cell>
        </table:table-row>
        <table:table-row table:style-name="ro1">
          <table:table-cell office:value-type="string">
            <text:p>mean subtraction in each row</text:p>
          </table:table-cell>
          <table:table-cell office:value-type="float" office:value="37">
            <text:p>37</text:p>
          </table:table-cell>
          <table:table-cell office:value-type="string">
            <text:p>oncol</text:p>
          </table:table-cell>
          <table:table-cell office:value-type="float" office:value="0.94905">
            <text:p>0.94905</text:p>
          </table:table-cell>
          <table:table-cell office:value-type="string">
            <text:p>bayesglm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cvEarth</text:p>
          </table:table-cell>
          <table:table-cell office:value-type="string">
            <text:p>glm</text:p>
          </table:table-cell>
          <table:table-cell office:value-type="string">
            <text:p>glm.nb</text:p>
          </table:table-cell>
        </table:table-row>
        <table:table-row table:style-name="ro1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1539">
            <text:p>0.1539</text:p>
          </table:table-cell>
          <table:table-cell office:value-type="string">
            <text:p>evtree</text:p>
          </table:table-cell>
          <table:table-cell table:number-columns-repeated="6"/>
        </table:table-row>
        <table:table-row table:style-name="ro1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12255">
            <text:p>0.12255</text:p>
          </table:table-cell>
          <table:table-cell office:value-type="string">
            <text:p>parRF</text:p>
          </table:table-cell>
          <table:table-cell table:number-columns-repeated="6"/>
        </table:table-row>
        <table:table-row table:style-name="ro1">
          <table:table-cell office:value-type="string">
            <text:p>noise in predictors</text:p>
          </table:table-cell>
          <table:table-cell office:value-type="float" office:value="23">
            <text:p>23</text:p>
          </table:table-cell>
          <table:table-cell office:value-type="string">
            <text:p>nzv</text:p>
          </table:table-cell>
          <table:table-cell office:value-type="float" office:value="0.68685">
            <text:p>0.68685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bridge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glmboost</text:p>
          </table:table-cell>
        </table:table-row>
        <table:table-row table:style-name="ro1">
          <table:table-cell office:value-type="string">
            <text:p>noise in predictors</text:p>
          </table:table-cell>
          <table:table-cell office:value-type="float" office:value="25">
            <text:p>25</text:p>
          </table:table-cell>
          <table:table-cell office:value-type="string">
            <text:p>oncol</text:p>
          </table:table-cell>
          <table:table-cell office:value-type="float" office:value="0.74005">
            <text:p>0.74005</text:p>
          </table:table-cell>
          <table:table-cell office:value-type="string">
            <text:p>ppr</text:p>
          </table:table-cell>
          <table:table-cell office:value-type="string">
            <text:p>bagEarth</text:p>
          </table:table-cell>
          <table:table-cell office:value-type="string">
            <text:p>bayesglm</text:p>
          </table:table-cell>
          <table:table-cell office:value-type="string">
            <text:p>BstLm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</table:table-row>
        <table:table-row table:style-name="ro1">
          <table:table-cell office:value-type="string">
            <text:p>outliers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7771">
            <text:p>0.7771</text:p>
          </table:table-cell>
          <table:table-cell office:value-type="string">
            <text:p>qrnn</text:p>
          </table:table-cell>
          <table:table-cell office:value-type="string">
            <text:p>rlm</text:p>
          </table:table-cell>
          <table:table-cell table:number-columns-repeated="5"/>
        </table:table-row>
        <table:table-row table:style-name="ro1">
          <table:table-cell office:value-type="string">
            <text:p>outliers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8208">
            <text:p>0.8208</text:p>
          </table:table-cell>
          <table:table-cell office:value-type="string">
            <text:p>cubist</text:p>
          </table:table-cell>
          <table:table-cell table:number-columns-repeated="6"/>
        </table:table-row>
        <table:table-row table:style-name="ro1">
          <table:table-cell office:value-type="string">
            <text:p>partial friedman sin(C2)</text:p>
          </table:table-cell>
          <table:table-cell office:value-type="float" office:value="7">
            <text:p>7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qrnn</text:p>
          </table:table-cell>
          <table:table-cell office:value-type="string">
            <text:p>gamboost</text:p>
          </table:table-cell>
          <table:table-cell office:value-type="string">
            <text:p>gcvEarth</text:p>
          </table:table-cell>
          <table:table-cell office:value-type="string">
            <text:p>ppr</text:p>
          </table:table-cell>
          <table:table-cell office:value-type="string">
            <text:p>qrnn</text:p>
          </table:table-cell>
        </table:table-row>
        <table:table-row table:style-name="ro1">
          <table:table-cell office:value-type="string">
            <text:p>partial friedman sin(C2)</text:p>
          </table:table-cell>
          <table:table-cell office:value-type="float" office:value="12">
            <text:p>12</text:p>
          </table:table-cell>
          <table:table-cell office:value-type="string">
            <text:p>oncol</text:p>
          </table:table-cell>
          <table:table-cell office:value-type="float" office:value="0.93005">
            <text:p>0.93005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gcvEarth</text:p>
          </table:table-cell>
          <table:table-cell office:value-type="string">
            <text:p>ppr</text:p>
          </table:table-cell>
          <table:table-cell office:value-type="string">
            <text:p>Rborist</text:p>
          </table:table-cell>
        </table:table-row>
        <table:table-row table:style-name="ro1">
          <table:table-cell office:value-type="string">
            <text:p>polynomial C1 ^ -2</text:p>
          </table:table-cell>
          <table:table-cell office:value-type="float" office:value="59">
            <text:p>59</text:p>
          </table:table-cell>
          <table:table-cell office:value-type="string">
            <text:p>nzv</text:p>
          </table:table-cell>
          <table:table-cell office:value-type="float" office:value="0.43225">
            <text:p>0.43225</text:p>
          </table:table-cell>
          <table:table-cell office:value-type="string">
            <text:p>avNNet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bridge</text:p>
          </table:table-cell>
          <table:table-cell office:value-type="string">
            <text:p>BstLm</text:p>
          </table:table-cell>
        </table:table-row>
        <table:table-row table:style-name="ro1">
          <table:table-cell office:value-type="string">
            <text:p>polynomial C1 ^ -2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4503">
            <text:p>0.4503</text:p>
          </table:table-cell>
          <table:table-cell office:value-type="string">
            <text:p>qrf</text:p>
          </table:table-cell>
          <table:table-cell table:number-columns-repeated="6"/>
        </table:table-row>
        <table:table-row table:style-name="ro1">
          <table:table-cell office:value-type="string">
            <text:p>polynomial C1 ^ .5</text:p>
          </table:table-cell>
          <table:table-cell office:value-type="float" office:value="11">
            <text:p>11</text:p>
          </table:table-cell>
          <table:table-cell office:value-type="string">
            <text:p>nzv</text:p>
          </table:table-cell>
          <table:table-cell office:value-type="float" office:value="0.9272">
            <text:p>0.9272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xgbLinear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cubist</text:p>
          </table:table-cell>
        </table:table-row>
        <table:table-row table:style-name="ro1">
          <table:table-cell office:value-type="string">
            <text:p>polynomial C1 ^ .5</text:p>
          </table:table-cell>
          <table:table-cell office:value-type="float" office:value="11">
            <text:p>11</text:p>
          </table:table-cell>
          <table:table-cell office:value-type="string">
            <text:p>oncol</text:p>
          </table:table-cell>
          <table:table-cell office:value-type="float" office:value="0.93575">
            <text:p>0.93575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gamSpline</text:p>
          </table:table-cell>
          <table:table-cell office:value-type="string">
            <text:p>gcvEarth</text:p>
          </table:table-cell>
          <table:table-cell office:value-type="string">
            <text:p>parRF</text:p>
          </table:table-cell>
        </table:table-row>
        <table:table-row table:style-name="ro1">
          <table:table-cell office:value-type="string">
            <text:p>polynomial C1 ^ 2</text:p>
          </table:table-cell>
          <table:table-cell office:value-type="float" office:value="3">
            <text:p>3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gamboost</text:p>
          </table:table-cell>
          <table:table-cell office:value-type="string">
            <text:p>qrnn</text:p>
          </table:table-cell>
          <table:table-cell office:value-type="string">
            <text:p>gamboost</text:p>
          </table:table-cell>
          <table:table-cell table:number-columns-repeated="4"/>
        </table:table-row>
        <table:table-row table:style-name="ro1">
          <table:table-cell office:value-type="string">
            <text:p>polynomial C1 ^ 2</text:p>
          </table:table-cell>
          <table:table-cell office:value-type="float" office:value="9">
            <text:p>9</text:p>
          </table:table-cell>
          <table:table-cell office:value-type="string">
            <text:p>oncol</text:p>
          </table:table-cell>
          <table:table-cell office:value-type="float" office:value="0.91105">
            <text:p>0.91105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office:value-type="string">
            <text:p>bagEarth</text:p>
          </table:table-cell>
          <table:table-cell office:value-type="string">
            <text:p>bagEarthGCV</text:p>
          </table:table-cell>
          <table:table-cell office:value-type="string">
            <text:p>cubist</text:p>
          </table:table-cell>
        </table:table-row>
        <table:table-row table:style-name="ro1">
          <table:table-cell office:value-type="string">
            <text:p>polynomial C1 ^ C2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4294">
            <text:p>0.4294</text:p>
          </table:table-cell>
          <table:table-cell office:value-type="string">
            <text:p>cforest</text:p>
          </table:table-cell>
          <table:table-cell office:value-type="string">
            <text:p>svmLinear2</text:p>
          </table:table-cell>
          <table:table-cell table:number-columns-repeated="5"/>
        </table:table-row>
        <table:table-row table:style-name="ro1">
          <table:table-cell office:value-type="string">
            <text:p>polynomial C1 ^ C2</text:p>
          </table:table-cell>
          <table:table-cell office:value-type="float" office:value="3">
            <text:p>3</text:p>
          </table:table-cell>
          <table:table-cell office:value-type="string">
            <text:p>oncol</text:p>
          </table:table-cell>
          <table:table-cell office:value-type="float" office:value="0.3686">
            <text:p>0.3686</text:p>
          </table:table-cell>
          <table:table-cell office:value-type="string">
            <text:p>rpart1SE</text:p>
          </table:table-cell>
          <table:table-cell office:value-type="string">
            <text:p>rpart2</text:p>
          </table:table-cell>
          <table:table-cell office:value-type="string">
            <text:p>xgbLinear</text:p>
          </table:table-cell>
          <table:table-cell table:number-columns-repeated="4"/>
        </table:table-row>
        <table:table-row table:style-name="ro1">
          <table:table-cell office:value-type="string">
            <text:p>polynomial C1 t C2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qrnn</text:p>
          </table:table-cell>
          <table:table-cell office:value-type="string">
            <text:p>earth</text:p>
          </table:table-cell>
          <table:table-cell table:number-columns-repeated="5"/>
        </table:table-row>
        <table:table-row table:style-name="ro1">
          <table:table-cell office:value-type="string">
            <text:p>polynomial C1 t C2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94905">
            <text:p>0.94905</text:p>
          </table:table-cell>
          <table:table-cell office:value-type="string">
            <text:p>earth</text:p>
          </table:table-cell>
          <table:table-cell table:number-columns-repeated="6"/>
        </table:table-row>
        <table:table-row table:style-name="ro1">
          <table:table-cell office:value-type="string">
            <text:p>polynomial C1 t C2 t C3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14915">
            <text:p>0.14915</text:p>
          </table:table-cell>
          <table:table-cell office:value-type="string">
            <text:p>qrnn</text:p>
          </table:table-cell>
          <table:table-cell table:number-columns-repeated="6"/>
        </table:table-row>
        <table:table-row table:style-name="ro1">
          <table:table-cell office:value-type="string">
            <text:p>polynomial C1 t C2 t C3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1805">
            <text:p>0.1805</text:p>
          </table:table-cell>
          <table:table-cell office:value-type="string">
            <text:p>xgbLinear</text:p>
          </table:table-cell>
          <table:table-cell table:number-columns-repeated="6"/>
        </table:table-row>
        <table:table-row table:style-name="ro1">
          <table:table-cell office:value-type="string">
            <text:p>polynomial C1 t C2 t C3^1d3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73625">
            <text:p>0.73625</text:p>
          </table:table-cell>
          <table:table-cell office:value-type="string">
            <text:p>earth</text:p>
          </table:table-cell>
          <table:table-cell table:number-columns-repeated="6"/>
        </table:table-row>
        <table:table-row table:style-name="ro1">
          <table:table-cell office:value-type="string">
            <text:p>polynomial C1 t C2 t C3^1d3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81035">
            <text:p>0.81035</text:p>
          </table:table-cell>
          <table:table-cell office:value-type="string">
            <text:p>earth</text:p>
          </table:table-cell>
          <table:table-cell table:number-columns-repeated="6"/>
        </table:table-row>
        <table:table-row table:style-name="ro1">
          <table:table-cell office:value-type="string">
            <text:p>randomly switches between C1 &amp; C2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62605">
            <text:p>0.62605</text:p>
          </table:table-cell>
          <table:table-cell office:value-type="string">
            <text:p>rlm</text:p>
          </table:table-cell>
          <table:table-cell table:number-columns-repeated="6"/>
        </table:table-row>
        <table:table-row table:style-name="ro1">
          <table:table-cell office:value-type="string">
            <text:p>randomly switches between C1 &amp; C2</text:p>
          </table:table-cell>
          <table:table-cell office:value-type="float" office:value="3">
            <text:p>3</text:p>
          </table:table-cell>
          <table:table-cell office:value-type="string">
            <text:p>oncol</text:p>
          </table:table-cell>
          <table:table-cell office:value-type="float" office:value="0.456">
            <text:p>0.456</text:p>
          </table:table-cell>
          <table:table-cell office:value-type="string">
            <text:p>bagEarth</text:p>
          </table:table-cell>
          <table:table-cell office:value-type="string">
            <text:p>earth</text:p>
          </table:table-cell>
          <table:table-cell office:value-type="string">
            <text:p>treebag</text:p>
          </table:table-cell>
          <table:table-cell table:number-columns-repeated="4"/>
        </table:table-row>
        <table:table-row table:style-name="ro1">
          <table:table-cell office:value-type="string">
            <text:p>smoothed switches between -C2-C3 &amp; C2+C3 based on C1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45505">
            <text:p>0.45505</text:p>
          </table:table-cell>
          <table:table-cell office:value-type="string">
            <text:p>bagEarth</text:p>
          </table:table-cell>
          <table:table-cell table:number-columns-repeated="6"/>
        </table:table-row>
        <table:table-row table:style-name="ro1">
          <table:table-cell office:value-type="string">
            <text:p>smoothed switches between -C2-C3 &amp; C2+C3 based on C1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4655">
            <text:p>0.4655</text:p>
          </table:table-cell>
          <table:table-cell office:value-type="string">
            <text:p>nnet</text:p>
          </table:table-cell>
          <table:table-cell table:number-columns-repeated="6"/>
        </table:table-row>
        <table:table-row table:style-name="ro1">
          <table:table-cell office:value-type="string">
            <text:p>Spread thinly</text:p>
          </table:table-cell>
          <table:table-cell office:value-type="float" office:value="63">
            <text:p>63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blasso</text:p>
          </table:table-cell>
          <table:table-cell office:value-type="string">
            <text:p>blassoAveraged</text:p>
          </table:table-cell>
          <table:table-cell office:value-type="string">
            <text:p>bridge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</table:table-row>
        <table:table-row table:style-name="ro1">
          <table:table-cell office:value-type="string">
            <text:p>Spread thinly</text:p>
          </table:table-cell>
          <table:table-cell office:value-type="float" office:value="42">
            <text:p>42</text:p>
          </table:table-cell>
          <table:table-cell office:value-type="string">
            <text:p>oncol</text:p>
          </table:table-cell>
          <table:table-cell office:value-type="float" office:value="0.94905">
            <text:p>0.94905</text:p>
          </table:table-cell>
          <table:table-cell office:value-type="string">
            <text:p>bagEarthGCV</text:p>
          </table:table-cell>
          <table:table-cell office:value-type="string">
            <text:p>bayesglm</text:p>
          </table:table-cell>
          <table:table-cell office:value-type="string">
            <text:p>cubist</text:p>
          </table:table-cell>
          <table:table-cell office:value-type="string">
            <text:p>gamSpline</text:p>
          </table:table-cell>
          <table:table-cell office:value-type="string">
            <text:p>gcvEarth</text:p>
          </table:table-cell>
          <table:table-cell office:value-type="string">
            <text:p>glm</text:p>
          </table:table-cell>
          <table:table-cell office:value-type="string">
            <text:p>glmboost</text:p>
          </table:table-cell>
        </table:table-row>
        <table:table-row table:style-name="ro1">
          <table:table-cell office:value-type="string">
            <text:p>switches between -C2-C3 &amp; C2+C3 based on C1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9405">
            <text:p>0.9405</text:p>
          </table:table-cell>
          <table:table-cell office:value-type="string">
            <text:p>cubist</text:p>
          </table:table-cell>
          <table:table-cell table:number-columns-repeated="6"/>
        </table:table-row>
        <table:table-row table:style-name="ro1">
          <table:table-cell office:value-type="string">
            <text:p>switches between -C2-C3 &amp; C2+C3 based on C1</text:p>
          </table:table-cell>
          <table:table-cell office:value-type="float" office:value="1">
            <text:p>1</text:p>
          </table:table-cell>
          <table:table-cell office:value-type="string">
            <text:p>oncol</text:p>
          </table:table-cell>
          <table:table-cell office:value-type="float" office:value="0.81035">
            <text:p>0.81035</text:p>
          </table:table-cell>
          <table:table-cell office:value-type="string">
            <text:p>cubist</text:p>
          </table:table-cell>
          <table:table-cell table:number-columns-repeated="6"/>
        </table:table-row>
        <table:table-row table:style-name="ro1">
          <table:table-cell office:value-type="string">
            <text:p>switches between 1 &amp; -1 based on C1</text:p>
          </table:table-cell>
          <table:table-cell office:value-type="float" office:value="27">
            <text:p>27</text:p>
          </table:table-cell>
          <table:table-cell office:value-type="string">
            <text:p>nzv</text:p>
          </table:table-cell>
          <table:table-cell office:value-type="float" office:value="0.95">
            <text:p>0.95</text:p>
          </table:table-cell>
          <table:table-cell office:value-type="string">
            <text:p>gbm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part1SE</text:p>
          </table:table-cell>
          <table:table-cell office:value-type="string">
            <text:p>rpart2</text:p>
          </table:table-cell>
          <table:table-cell office:value-type="string">
            <text:p>RRF</text:p>
          </table:table-cell>
        </table:table-row>
        <table:table-row table:style-name="ro1">
          <table:table-cell office:value-type="string">
            <text:p>switches between 1 &amp; -1 based on C1</text:p>
          </table:table-cell>
          <table:table-cell office:value-type="float" office:value="27">
            <text:p>27</text:p>
          </table:table-cell>
          <table:table-cell office:value-type="string">
            <text:p>oncol</text:p>
          </table:table-cell>
          <table:table-cell office:value-type="float" office:value="0.95">
            <text:p>0.95</text:p>
          </table:table-cell>
          <table:table-cell office:value-type="string">
            <text:p>gbm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part1SE</text:p>
          </table:table-cell>
          <table:table-cell office:value-type="string">
            <text:p>rpart2</text:p>
          </table:table-cell>
          <table:table-cell office:value-type="string">
            <text:p>RRF</text:p>
          </table:table-cell>
        </table:table-row>
        <table:table-row table:style-name="ro1">
          <table:table-cell office:value-type="string">
            <text:p>switches between C1 &amp; C2 based on C1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95">
            <text:p>0.95</text:p>
          </table:table-cell>
          <table:table-cell table:number-columns-repeated="2" office:value-type="string">
            <text:p>cubist</text:p>
          </table:table-cell>
          <table:table-cell table:number-columns-repeated="5"/>
        </table:table-row>
        <table:table-row table:style-name="ro1">
          <table:table-cell office:value-type="string">
            <text:p>switches between C1 &amp; C2 based on C1</text:p>
          </table:table-cell>
          <table:table-cell office:value-type="float" office:value="2">
            <text:p>2</text:p>
          </table:table-cell>
          <table:table-cell office:value-type="string">
            <text:p>oncol</text:p>
          </table:table-cell>
          <table:table-cell office:value-type="float" office:value="0.95">
            <text:p>0.95</text:p>
          </table:table-cell>
          <table:table-cell table:number-columns-repeated="2" office:value-type="string">
            <text:p>cubist</text:p>
          </table:table-cell>
          <table:table-cell table:number-columns-repeated="5"/>
        </table:table-row>
        <table:table-row table:style-name="ro1">
          <table:table-cell office:value-type="string">
            <text:p>switches between C2 &amp; -C2 based on C1</text:p>
          </table:table-cell>
          <table:table-cell office:value-type="float" office:value="2">
            <text:p>2</text:p>
          </table:table-cell>
          <table:table-cell office:value-type="string">
            <text:p>nzv</text:p>
          </table:table-cell>
          <table:table-cell office:value-type="float" office:value="0.86165">
            <text:p>0.86165</text:p>
          </table:table-cell>
          <table:table-cell table:number-columns-repeated="2" office:value-type="string">
            <text:p>cubist</text:p>
          </table:table-cell>
          <table:table-cell table:number-columns-repeated="5"/>
        </table:table-row>
        <table:table-row table:style-name="ro1">
          <table:table-cell office:value-type="string">
            <text:p>switches between C2 &amp; -C2 based on C1</text:p>
          </table:table-cell>
          <table:table-cell office:value-type="float" office:value="2">
            <text:p>2</text:p>
          </table:table-cell>
          <table:table-cell office:value-type="string">
            <text:p>oncol</text:p>
          </table:table-cell>
          <table:table-cell office:value-type="float" office:value="0.87685">
            <text:p>0.87685</text:p>
          </table:table-cell>
          <table:table-cell office:value-type="string">
            <text:p>cubist</text:p>
          </table:table-cell>
          <table:table-cell office:value-type="string">
            <text:p>xgbLinear</text:p>
          </table:table-cell>
          <table:table-cell table:number-columns-repeated="5"/>
        </table:table-row>
        <table:table-row table:style-name="ro1">
          <table:table-cell office:value-type="string">
            <text:p>switches between C2+C3 &amp; C4+C5 based on C1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94905">
            <text:p>0.94905</text:p>
          </table:table-cell>
          <table:table-cell office:value-type="string">
            <text:p>cubist</text:p>
          </table:table-cell>
          <table:table-cell table:number-columns-repeated="6"/>
        </table:table-row>
        <table:table-row table:style-name="ro2">
          <table:table-cell office:value-type="string">
            <text:p>switches between C2+C3 &amp; C4+C5 based on C1</text:p>
          </table:table-cell>
          <table:table-cell office:value-type="float" office:value="2">
            <text:p>2</text:p>
          </table:table-cell>
          <table:table-cell office:value-type="string">
            <text:p>oncol</text:p>
          </table:table-cell>
          <table:table-cell office:value-type="float" office:value="0.4522">
            <text:p>0.4522</text:p>
          </table:table-cell>
          <table:table-cell office:value-type="string">
            <text:p>cubist</text:p>
          </table:table-cell>
          <table:table-cell office:value-type="string">
            <text:p>nnet</text:p>
          </table:table-cell>
          <table:table-cell table:number-columns-repeated="5"/>
        </table:table-row>
        <table:table-row table:style-name="ro2">
          <table:table-cell office:value-type="string">
            <text:p>switches between C3 &amp; C2 on C4g1.5</text:p>
          </table:table-cell>
          <table:table-cell office:value-type="float" office:value="1">
            <text:p>1</text:p>
          </table:table-cell>
          <table:table-cell office:value-type="string">
            <text:p>nzv</text:p>
          </table:table-cell>
          <table:table-cell office:value-type="float" office:value="0.8911">
            <text:p>0.8911</text:p>
          </table:table-cell>
          <table:table-cell office:value-type="string">
            <text:p>cubist</text:p>
          </table:table-cell>
          <table:table-cell table:number-columns-repeated="6"/>
        </table:table-row>
        <table:table-row table:style-name="ro2">
          <table:table-cell office:value-type="string">
            <text:p>switches between C3 &amp; C2 on C4g1.5</text:p>
          </table:table-cell>
          <table:table-cell office:value-type="float" office:value="4">
            <text:p>4</text:p>
          </table:table-cell>
          <table:table-cell office:value-type="string">
            <text:p>oncol</text:p>
          </table:table-cell>
          <table:table-cell office:value-type="float" office:value="0.7638">
            <text:p>0.7638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8/18/2017</text:date>, <text:time>20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 Gr</meta:initial-creator>
    <meta:creation-date>2017-08-18T09:50:30.93</meta:creation-date>
    <dc:date>2017-08-18T20:13:12.77</dc:date>
    <dc:creator>Dm Gr</dc:creator>
    <meta:editing-duration>PT10H7M29S</meta:editing-duration>
    <meta:editing-cycles>1</meta:editing-cycles>
    <meta:document-statistic meta:table-count="3" meta:cell-count="424" meta:object-count="0"/>
    <meta:generator>OpenOffice/4.1.2$Win32 OpenOffice.org_project/412m3$Build-9782</meta:generator>
  </office:meta>
</office:document-meta>
</file>